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2.0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standard">
      <style:graphic-properties draw:stroke="none" svg:stroke-color="#000000" draw:fill="none" draw:fill-color="#ffffff" fo:min-height="2.544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921cm" svg:x="16.18cm" svg:y="21.5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921cm" svg:x="16.434cm" svg:y="9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921cm" svg:x="16.13cm" svg:y="3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921cm" svg:x="16.307cm" svg:y="15.6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05cm" svg:y1="4.83cm" svg:x2="13.005cm" svg:y2="22.737cm">
          <text:p/>
        </draw:line>
        <draw:line draw:style-name="gr2" draw:text-style-name="P2" draw:layer="layout" svg:x1="12.878cm" svg:y1="4.957cm" svg:x2="16.307cm" svg:y2="4.957cm">
          <text:p/>
        </draw:line>
        <draw:line draw:style-name="gr2" draw:text-style-name="P2" draw:layer="layout" svg:x1="12.878cm" svg:y1="22.737cm" svg:x2="16.307cm" svg:y2="22.737cm">
          <text:p/>
        </draw:line>
        <draw:line draw:style-name="gr2" draw:text-style-name="P2" draw:layer="layout" svg:x1="13.005cm" svg:y1="17.022cm" svg:x2="16.434cm" svg:y2="17.022cm">
          <text:p/>
        </draw:line>
        <draw:line draw:style-name="gr2" draw:text-style-name="P2" draw:layer="layout" svg:x1="13.132cm" svg:y1="11.561cm" svg:x2="16.561cm" svg:y2="11.561cm">
          <text:p/>
        </draw:line>
        <draw:line draw:style-name="gr2" draw:text-style-name="P2" draw:layer="layout" svg:x1="9.703cm" svg:y1="14.101cm" svg:x2="13.132cm" svg:y2="14.101cm">
          <text:p/>
        </draw:line>
        <draw:frame draw:style-name="gr3" draw:text-style-name="P4" draw:layer="layout" svg:width="3.048cm" svg:height="1.651cm" svg:x="14.148cm" svg:y="16.006cm">
          <draw:text-box>
            <text:p text:style-name="P3"><text:span text:style-name="T1">.40</text:span></text:p>
          </draw:text-box>
        </draw:frame>
        <draw:frame draw:style-name="gr3" draw:text-style-name="P4" draw:layer="layout" svg:width="3.048cm" svg:height="1.651cm" svg:x="14.275cm" svg:y="10.419cm">
          <draw:text-box>
            <text:p text:style-name="P3"><text:span text:style-name="T1">.30</text:span></text:p>
          </draw:text-box>
        </draw:frame>
        <draw:frame draw:style-name="gr3" draw:text-style-name="P4" draw:layer="layout" svg:width="3.048cm" svg:height="1.651cm" svg:x="13.894cm" svg:y="21.594cm">
          <draw:text-box>
            <text:p text:style-name="P3"><text:span text:style-name="T1">.50</text:span></text:p>
          </draw:text-box>
        </draw:frame>
        <draw:frame draw:style-name="gr3" draw:text-style-name="P4" draw:layer="layout" svg:width="3.048cm" svg:height="1.651cm" svg:x="14.021cm" svg:y="3.814cm">
          <draw:text-box>
            <text:p text:style-name="P3"><text:span text:style-name="T1">.20</text:span></text:p>
          </draw:text-box>
        </draw:frame>
        <draw:frame draw:style-name="gr3" draw:text-style-name="P4" draw:layer="layout" svg:width="3.048cm" svg:height="1.651cm" svg:x="13.894cm" svg:y="21.595cm">
          <draw:text-box>
            <text:p text:style-name="P3"><text:span text:style-name="T1">.</text:span></text:p>
          </draw:text-box>
        </draw:frame>
        <draw:frame draw:style-name="gr3" draw:text-style-name="P4" draw:layer="layout" svg:width="3.048cm" svg:height="1.651cm" svg:x="10.719cm" svg:y="12.831cm">
          <draw:text-box>
            <text:p text:style-name="P3"><text:span text:style-name="T1">.10</text:span></text:p>
          </draw:text-box>
        </draw:frame>
        <draw:frame draw:style-name="gr4" draw:text-style-name="P5" draw:layer="layout" svg:width="4.445cm" svg:height="2.794cm" svg:x="7.671cm" svg:y="16.133cm">
          <draw:text-box>
            <text:p>Ansible VM</text:p>
          </draw:text-box>
        </draw:frame>
        <draw:frame draw:style-name="gr5" draw:text-style-name="P5" draw:layer="layout" svg:width="4.191cm" svg:height="1.673cm" svg:x="15.799cm" svg:y="6.84cm">
          <draw:text-box>
            <text:p>Juniper vSRX</text:p>
          </draw:text-box>
        </draw:frame>
        <draw:frame draw:style-name="gr5" draw:text-style-name="P5" draw:layer="layout" svg:width="4.191cm" svg:height="1.673cm" svg:x="16.18cm" svg:y="13.212cm">
          <draw:text-box>
            <text:p>Juniper vSRX</text:p>
          </draw:text-box>
        </draw:frame>
        <draw:frame draw:style-name="gr6" draw:text-style-name="P5" draw:layer="layout" svg:width="3.683cm" svg:height="1.673cm" svg:x="15.926cm" svg:y="18.927cm">
          <draw:text-box>
            <text:p>Cisco CSR1000v</text:p>
          </draw:text-box>
        </draw:frame>
        <draw:frame draw:style-name="gr6" draw:text-style-name="P5" draw:layer="layout" svg:width="3.683cm" svg:height="1.673cm" svg:x="15.926cm" svg:y="24.874cm">
          <draw:text-box>
            <text:p>Cisco CSR1000v</text:p>
          </draw:text-box>
        </draw:frame>
        <draw:line draw:style-name="gr2" draw:text-style-name="P2" draw:layer="layout" svg:x1="5.258cm" svg:y1="14.228cm" svg:x2="8.687cm" svg:y2="14.228cm">
          <text:p/>
        </draw:line>
        <draw:custom-shape draw:style-name="gr1" draw:text-style-name="P1" draw:layer="layout" svg:width="2.54cm" svg:height="2.921cm" svg:x="8.179cm" svg:y="12.83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191cm" svg:height="2.032cm" svg:x="1.702cm" svg:y="13.847cm">
          <draw:text-box>
            <text:p>INTERN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07:36:24.787230818</meta:creation-date>
    <dc:date>2017-09-20T07:52:38.175143660</dc:date>
    <meta:editing-duration>PT6M2S</meta:editing-duration>
    <meta:editing-cycles>1</meta:editing-cycles>
    <meta:document-statistic meta:object-count="24"/>
    <meta:generator>LibreOffice/5.1.4.2$Linux_X86_64 LibreOffice_project/10m0$Build-2</meta:generator>
  </office:meta>
</office:document-meta>
</file>